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36pt" style:font-size-asian="36pt" style:font-size-complex="36pt"/>
    </style:style>
    <style:style style:name="P2" style:parent-style-name="Обычный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20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Обычный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3" style:parent-style-name="Обычный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4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P2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26" style:parent-style-name="Обычный" style:family="paragraph">
      <style:text-properties style:font-name="Times New Roman" style:font-name-complex="Times New Roman"/>
    </style:style>
    <style:style style:name="P2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8" style:parent-style-name="Обычный" style:family="paragraph">
      <style:paragraph-properties fo:text-align="justify"/>
      <style:text-properties style:font-name="Times New Roman" style:font-name-complex="Times New Roman"/>
    </style:style>
    <style:style style:name="P2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Обычный" style:family="paragraph">
      <style:text-properties style:font-name="Times New Roman" style:font-name-complex="Times New Roman"/>
    </style:style>
    <style:style style:name="P7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73" style:parent-style-name="Обычный" style:family="paragraph">
      <style:text-properties style:font-name="Times New Roman" style:font-name-complex="Times New Roman"/>
    </style:style>
    <style:style style:name="P7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7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4" style:parent-style-name="Обычный" style:family="paragraph">
      <style:text-properties style:font-name="Times New Roman" style:font-name-complex="Times New Roman"/>
    </style:style>
    <style:style style:name="P10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text-properties style:font-name="Times New Roman" style:font-name-complex="Times New Roman"/>
    </style:style>
    <style:style style:name="P125" style:parent-style-name="Обычный" style:family="paragraph">
      <style:text-properties style:font-name="Times New Roman" style:font-name-complex="Times New Roman"/>
    </style:style>
    <style:style style:name="P12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27" style:parent-style-name="Обычный" style:family="paragraph">
      <style:text-properties style:font-name="Times New Roman" style:font-name-complex="Times New Roman"/>
    </style:style>
    <style:style style:name="P12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2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3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3" style:parent-style-name="Обычный" style:family="paragraph">
      <style:text-properties style:font-name="Times New Roman" style:font-name-complex="Times New Roman"/>
    </style:style>
    <style:style style:name="P144" style:parent-style-name="Обычный" style:family="paragraph">
      <style:text-properties style:font-name="Times New Roman" style:font-name-complex="Times New Roman"/>
    </style:style>
    <style:style style:name="P14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46" style:parent-style-name="Обычный" style:family="paragraph">
      <style:text-properties style:font-name="Times New Roman" style:font-name-complex="Times New Roman"/>
    </style:style>
    <style:style style:name="P14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4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5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6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6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62" style:parent-style-name="Обычный" style:family="paragraph">
      <style:text-properties style:font-name="Times New Roman" style:font-name-complex="Times New Roman"/>
    </style:style>
    <style:style style:name="P163" style:parent-style-name="Обычный" style:family="paragraph">
      <style:text-properties style:font-name="Times New Roman" style:font-name-complex="Times New Roman"/>
    </style:style>
    <style:style style:name="P16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165" style:parent-style-name="Обычный" style:family="paragraph">
      <style:text-properties style:font-name="Times New Roman" style:font-name-complex="Times New Roman"/>
    </style:style>
    <style:style style:name="P16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7" style:parent-style-name="Обычный" style:family="paragraph">
      <style:paragraph-properties fo:text-align="justify"/>
      <style:text-properties style:font-name="Times New Roman" style:font-name-complex="Times New Roman"/>
    </style:style>
    <style:style style:name="P16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7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8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9" style:parent-style-name="Обычный" style:family="paragraph">
      <style:text-properties style:font-name="Times New Roman" style:font-name-complex="Times New Roman"/>
    </style:style>
    <style:style style:name="P19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9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2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09" style:parent-style-name="Обычный" style:family="paragraph">
      <style:text-properties style:font-name="Times New Roman" style:font-name-complex="Times New Roman"/>
    </style:style>
    <style:style style:name="P210" style:parent-style-name="Обычный" style:family="paragraph">
      <style:text-properties style:font-name="Times New Roman" style:font-name-complex="Times New Roman"/>
    </style:style>
    <style:style style:name="P21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212" style:parent-style-name="Обычный" style:family="paragraph">
      <style:text-properties style:font-name="Times New Roman" style:font-name-complex="Times New Roman"/>
    </style:style>
    <style:style style:name="P213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14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15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16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17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18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19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20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21" style:parent-style-name="Обычный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222" style:parent-style-name="Обычный" style:family="paragraph">
      <style:paragraph-properties fo:text-align="center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САД РАСХОДЯЩИХСЯ ТРОП.</text:p>
      <text:p text:style-name="P2">Повесть о выборе, которого нет.</text:p>
      <text:p text:style-name="P3"/>
      <text:p text:style-name="P4">Предисловие.</text:p>
      <text:p text:style-name="P5"/>
      <text:p text:style-name="P6">О том, как сны становятся явью:</text:p>
      <text:p text:style-name="P7">Ты когда-нибудь замечал, что самые важные решения мы принимаем не в моменты ясности, а в полусне? Когда граница между «хочу» и «надо» стирается, когда сердце шепчет то, что<text:s/>язык не смеет произнести вслух.</text:p>
      <text:p text:style-name="P8">Есть древнее учение<text:s/>-<text:s/>те, кто помнят, называют его Сонной Логикой. Оно говорит, что наш мир<text:s/>-<text:s/>лишь тонкая плёнка на поверхности бескрайнего океана. Внизу, под коркой яви, плещется Эфир Когито<text:s/>-<text:s/>пространство чистого сознания, где обитают все мысли, когда-либо передуманные, и все сны, когда-либо приснившиеся. Иногда эта плёнка истончается. Иногда она рвётся. И тогда сквозь прорехи прорастают тропы.</text:p>
      <text:p text:style-name="P9">В такие места приходят те, кто заблудился в собственной жизни. Или те, кто слишком хорошо её знает.</text:p>
      <text:p text:style-name="P10">Сказка, которую ты держишь в руках (или в мыслях<text:s/>-<text:s/>здесь это одно и то же), случилась именно там. В Саду, где тропы растут не из земли, а из человеческих выборов. Где каждый шаг отзывается эхом в бесчисленных мирах, а цветы умеют прощать.</text:p>
      <text:p text:style-name="P11">Говорят, этот Сад приснился однажды всем людям сразу. В одну и ту же ночь, в один и тот же час, не сговариваясь, миллиарды существ увидели во сне одно и то же: переплетённые светящиеся тропы, уходящие в бесконечность. Утром никто не помнил сна, но что-то изменилось. Мир стал чуть мягче, чуть податливее. И в том месте, где пересеклись миллиарды<text:s/>взглядов, пророс первый росток.</text:p>
      <text:p text:style-name="P12">Так<text:s/>появился Сад Расходящихся Троп.</text:p>
      <text:p text:style-name="P13">С тех пор он ждёт. Каждого, кто готов спросить. Каждого, кто готов не получить ответ. Потому что иногда самый важный дар<text:s/>-<text:s/>не знание, а возможность идти дальше, даже не зная дороги.</text:p>
      <text:soft-page-break/>
      <text:p text:style-name="P14">Если ты читаешь эти строки<text:s/>-<text:s/>значит, плёнка реальности истончилась и для тебя. Значит, где-то рядом уже мерцают огоньки.</text:p>
      <text:p text:style-name="P15">Не бойся. Здесь не больно.</text:p>
      <text:p text:style-name="P16">Здесь просто... по-другому.</text:p>
      <text:p text:style-name="P17">А теперь закрой глаза на мгновение. Сделай вдох. И шагни.</text:p>
      <text:p text:style-name="P18">Тропа уже ждёт.</text:p>
      <text:p text:style-name="P19">Из трактата «О природе сновидений и их влиянии на явь»,</text:p>
      <text:p text:style-name="P20"><text:s text:c="56"/>архивариус<text:s/>Солен, Некрополис Тяжелых Истин,</text:p>
      <text:p text:style-name="P21"><text:s text:c="56"/>год написания не установлен (время в Саду течёт иначе)</text:p>
      <text:p text:style-name="P22"/>
      <text:p text:style-name="P23"/>
      <text:p text:style-name="P24"/>
      <text:p text:style-name="P25">Часть первая. ЧЕЛОВЕК, КОТОРЫЙ НЕ ЗНАЛ ВОПРОСА.</text:p>
      <text:p text:style-name="P26"/>
      <text:p text:style-name="P27">I</text:p>
      <text:p text:style-name="P28"/>
      <text:p text:style-name="P29">Он проснулся от того, что лес перестал шуметь.</text:p>
      <text:p text:style-name="P30">Это было неправильно. Лес всегда шумит<text:s/>-<text:s/>даже в полной тишине есть шум: дыхание листвы, шевеление корней, возня мелких тварей в подлеске. Но сейчас не было ничего. Ни звука. Ни движения. Даже собственная кровь перестала стучать в ушах.</text:p>
      <text:p text:style-name="P31">Он сел, оглядываясь. Деревья стояли неподвижно, как нарисованные. Стволы отливали перламутром, листья висели тяжёлыми серебряными монетами, и каждое было повёрнуто к нему<text:s/>-<text:s/>не к солнцу, которого не было, а к нему.</text:p>
      <text:p text:style-name="P32">-<text:s/>Ты забрёл далеко,<text:s/>-<text:s/>сказал кто-то. Или что-то. Голос шёл не извне<text:s/>-<text:s/>изнутри, из той глубины, где обычно рождаются сны.</text:p>
      <text:p text:style-name="P33">Он хотел ответить, но не знал, есть ли у него голос. Он попробовал позвать<text:s/>-<text:s/>и звук вышел, но странный, чужой, будто говорил не он, а кто-то другой его ртом.</text:p>
      <text:soft-page-break/>
      <text:p text:style-name="P34">-<text:s/>Здесь не отвечают,<text:s/>-<text:s/>продолжал голос.<text:s/>-<text:s/>Здесь спрашивают. Но ты ещё не готов спросить.</text:p>
      <text:p text:style-name="P35">Он хотел спросить: «Кто ты?»<text:s/>-<text:s/>но язык не повиновался. Вместо этого ноги сами понесли его вперёд, сквозь перламутровый лес, к двум светящимся дугам, которые росли из земли и сходились в вышине, образуя врата.</text:p>
      <text:p text:style-name="P36">Он шагнул внутрь.<text:s/>И мир перевернулся.</text:p>
      <text:p text:style-name="P37"/>
      <text:p text:style-name="P38"/>
      <text:p text:style-name="P39"/>
      <text:p text:style-name="P40">II</text:p>
      <text:p text:style-name="P41"/>
      <text:p text:style-name="P42">Позже, много позже, когда он узнал имена и научился слышать тишину, он пытался вспомнить, что увидел в тот первый миг. Воспоминание ускользало, как сон при пробуждении. Оставались только ощущения: бесконечность, закрученная в спираль; свет, льющийся из-под ног; тени, которые не принадлежали телу.<text:s/>И тропы.</text:p>
      <text:p text:style-name="P43">Они росли из земли, как деревья, но не стремились вверх<text:s/>-<text:s/>они изгибались, переплетались, уходили в стороны, вниз, под странным углом пронзали воздух и терялись где-то в белесом небе, которое не было небом. Каждая тропа светилась своим оттенком<text:s/>-<text:s/>от молочно-белого до глубокого индиго. По некоторым кто-то шёл<text:s/>-<text:s/>далёкие фигурки, похожие на людей, но слишком прозрачные, слишком правильные, чтобы быть людьми.</text:p>
      <text:p text:style-name="P44">-<text:s/>Ты стоишь на моём цветке,<text:s/>-<text:s/>раздалось сверху.</text:p>
      <text:p text:style-name="P45">Он поднял голову. На одной из троп, перекинутой аркой прямо над ним, сидела девушка. Точнее, не сидела — парила, потому что тропа была вертикальной, но её это, кажется, не смущало. Волосы струились вниз, не подчиняясь тяготению, и в них запутались искорки света.</text:p>
      <text:p text:style-name="P46">-<text:s/>Прости,<text:s/>-<text:s/>сказал он. Голос вернулся.<text:s/>-<text:s/>Я не видел.</text:p>
      <text:p text:style-name="P47">-<text:s/>Цветы не обижаются. Они знают, что ты нечаянно.</text:p>
      <text:p text:style-name="P48">Она легко спрыгнула<text:s/>-<text:s/>или спланировала?<text:s/>-<text:s/>и оказалась рядом. Теперь он видел, что она почти прозрачна, как утренний туман, и глаза у неё разные: один синий, другой зелёный.</text:p>
      <text:p text:style-name="P49">-<text:s/>Лираль,<text:s/>-<text:s/>представилась она.<text:s/>-<text:s/>Я здесь живу. А ты<text:s/>-<text:s/>первый за много дней, кто пришёл сам, а не тот, кого привели.</text:p>
      <text:soft-page-break/>
      <text:p text:style-name="P50">-<text:s/>Кого привели?<text:s/>-<text:s/>не понял он.</text:p>
      <text:p text:style-name="P51">-<text:s/>Сновидцев. Искателей. Безумцев. Их сны снятся Саду, и Сад зовёт их. Они приходят, ищут, теряются. Иногда находят. Чаще остаются.</text:p>
      <text:p text:style-name="P52">Она говорила легко, будто перебирала лепестки, и каждое слово ложилось в воздух, не исчезая, а повисая светящейся пыльцой.</text:p>
      <text:p text:style-name="P53">-<text:s/>А ты зачем пришёл?<text:s/>-<text:s/>спросила Лираль.</text:p>
      <text:p text:style-name="P54">-<text:s/>Не знаю.</text:p>
      <text:p text:style-name="P55">-<text:s/>Это хорошо. Знающие приходят редко. Им кажется, что они уже нашли,<text:s/>-<text:s/>она улыбнулась, и от улыбки воздух вокруг потеплел.</text:p>
      <text:p text:style-name="P56"><text:s/>-<text:s/>Хочешь посмотреть?</text:p>
      <text:p text:style-name="P57">Она разжала ладони. На каждой лежало по цветку. Один<text:s/>-<text:s/>алый, как закат над морем, другой<text:s/>-<text:s/>синий, как глубокая вода.</text:p>
      <text:p text:style-name="P58">-<text:s/>Красный показывает жизнь, где ты сказал «да» вместо «нет». Синий<text:s/>-<text:s/>где сказал «нет» вместо «да». Хочешь увидеть себя другим?</text:p>
      <text:p text:style-name="P59">Он смотрел на цветы, и они пульсировали в такт сердцу, звали, обещали.</text:p>
      <text:p text:style-name="P60">-<text:s/>А если я не хочу выбирать?</text:p>
      <text:p text:style-name="P61">Лираль склонила голову, и волосы её перелились через плечо серебряной волной.</text:p>
      <text:p text:style-name="P62">-<text:s/>Тогда останешься здесь. Навсегда. Со мной,<text:s/>-<text:s/>она помолчала, и в тишине прозвучало эхо смеха.</text:p>
      <text:p text:style-name="P63"><text:s/>-<text:s/>Шучу. Почти. Сад не держит тех, кто не хочет выбирать. Он их... впускает. Позволяет стать частью себя. Видишь те тени между троп?</text:p>
      <text:p text:style-name="P64">Он посмотрел. Между тропами, в пустоте, действительно блуждали силуэты. Они не касались троп, не падали, просто висели, медленно вращаясь, как листья в осеннем пруду.</text:p>
      <text:p text:style-name="P65">-<text:s/>Это те, кто не смог выбрать. Они здесь навсегда. Не мёртвые и не живые. Просто... возможность, которая так и не стала выбором.</text:p>
      <text:p text:style-name="P66">Он отвёл взгляд.</text:p>
      <text:p text:style-name="P67">-<text:s/>Что мне делать?</text:p>
      <text:p text:style-name="P68">-<text:s/>Идти,<text:s/>-<text:s/>просто сказала Лираль.<text:s/>-<text:s/>Сад сам ведёт. Он уже выбрал твою тропу. Ты просто пока не знаешь какую. Иди. А если заблудишься<text:s/>-<text:s/>позови. Я услышу.</text:p>
      <text:soft-page-break/>
      <text:p text:style-name="P69">Она исчезла. Не растворилась, не ушла<text:s/>-<text:s/>просто перестала быть там, где только что была. Остался только запах: мёд, дождь и что-то ещё, давно забытое, из детства.</text:p>
      <text:p text:style-name="P70"/>
      <text:p text:style-name="P71"/>
      <text:p text:style-name="P72">Часть вторая. ТРОПА, КОТОРАЯ ПОМНИТ.</text:p>
      <text:p text:style-name="P73"/>
      <text:p text:style-name="P74">III</text:p>
      <text:p text:style-name="P75"/>
      <text:p text:style-name="P76">Он шёл.</text:p>
      <text:p text:style-name="P77">Сначала пытался выбирать направление, потом сдался<text:s/>-<text:s/>ноги сами несли его, и это было легко, как во сне. Тропы переливались под ногами, каждая со своей текстурой: одни были гладкими, как стекло, другие шершавыми, как кора, третьи мягкими, как мох. По краям росли цветы<text:s/>-<text:s/>алые, синие, изредка жёлтые, и каждый издавал тихий звон, когда он проходил мимо.</text:p>
      <text:p text:style-name="P78">Через несколько часов<text:s/>-<text:s/>или дней? здесь не было времени<text:s/>-<text:s/>он заметил, что тропы начали редеть, а впереди показалось нечто огромное.</text:p>
      <text:p text:style-name="P79">Древо.</text:p>
      <text:p text:style-name="P80">Оно возвышалось над Садом, как гора над равниной. Ствол его отливал серебром, но не холодным, а тёплым, живым, и кора двигалась<text:s/>-<text:s/>медленно, как дышат спящие. Крона уходила в белесое небо, и ветви её переплетались с тропами, врастая в них, поддерживая.</text:p>
      <text:p text:style-name="P81">Под Древом сидел старик.</text:p>
      <text:p text:style-name="P82">Он был частью дерева<text:s/>-<text:s/>так органично серая мантия сливалась с корнями, так неподвижно он сидел, что сначала его можно было принять за нарост, за ещё один корень, вышедший на поверхность. Но старик открыл глаза, и в них отразились все тропы сразу.</text:p>
      <text:p text:style-name="P83">-<text:s/>Садись,<text:s/>-<text:s/>сказал он. Голос был тих, но каждое слово впечатывалось в память, как удар молота в наковальню.<text:s/>-<text:s/>Ты устал. Не телом<text:s/>-<text:s/>душой. Я вижу.</text:p>
      <text:p text:style-name="P84">Он сел. Тишина под Древом была особенной<text:s/>-<text:s/>не пустой, а полной, как сосуд, наполненный чем-то тёплым и тягучим.</text:p>
      <text:p text:style-name="P85">-<text:s/>Элиан,<text:s/>-<text:s/>представился старик.<text:s/>-<text:s/>Когда-то я тоже пришёл сюда искать ответы. Нашёл слишком много и потерял вопрос. Теперь я просто сижу.</text:p>
      <text:p text:style-name="P86">-<text:s/>Ты хранитель?</text:p>
      <text:soft-page-break/>
      <text:p text:style-name="P87">-<text:s/>Нет. Хранители стерегут границы. Я<text:s/>-<text:s/>память. Я помню всех, кто проходил здесь. Каждого. Даже тех, кто не выбрал.</text:p>
      <text:p text:style-name="P88">Старик<text:s/>-<text:s/>Элиан<text:s/>-<text:s/>указал куда-то в сторону. Между тропами висела тень<text:s/>-<text:s/>фигура, очень похожая на него самого.</text:p>
      <text:p text:style-name="P89">-<text:s/>Это я, который не остановился. Он до сих пор идёт. Ищет. И никогда не найдёт.</text:p>
      <text:p text:style-name="P90">-<text:s/>А ты нашёл?</text:p>
      <text:p text:style-name="P91">-<text:s/>Я нашёл покой. Это не ответ, но это место, где вопросы перестают мучить.</text:p>
      <text:p text:style-name="P92">Он замолчал. Молчание длилось долго, но не тяготило<text:s/>-<text:s/>оно было естественным, как дыхание.</text:p>
      <text:p text:style-name="P93">-<text:s/>Скажи,<text:s/>-<text:s/>наконец спросил путник,<text:s/>-<text:s/>как мне выбрать правильную тропу?</text:p>
      <text:p text:style-name="P94">-<text:s/>А ты уже выбрал,<text:s/>-<text:s/>ответил Элиан.<text:s/>-<text:s/>Ты стоишь на ней. Все остальные<text:s/>-<text:s/>тени. Они манят, шепчут, обещают. Но ты здесь. И это единственное, что имеет значение.</text:p>
      <text:p text:style-name="P95">-<text:s/>Но как мне узнать, куда она ведёт?</text:p>
      <text:p text:style-name="P96">-<text:s/>Никак. Придётся идти и смотреть. Но прежде чем пойдёшь дальше, загляни в себя. Ответ не в конце пути. Ответ<text:s/>-<text:s/>в первом шаге.</text:p>
      <text:p text:style-name="P97">Он протянул руку. На ладони лежал маленький цветок<text:s/>-<text:s/>белый, светящийся изнутри.</text:p>
      <text:p text:style-name="P98">-<text:s/>Возьми. Он поможет найти дорогу назад, если захочешь вернуться. Но знай: Сад не отпустит, пока ты не увидишь то, зачем пришёл. Даже если сам ещё не знаешь, что это.</text:p>
      <text:p text:style-name="P99">Цветок был тёплым. Он пульсировал, как сердце.</text:p>
      <text:p text:style-name="P100">-<text:s/>Иди,<text:s/>-<text:s/>сказал Элиан.<text:s/>-<text:s/>И помни: каждый шаг здесь<text:s/>-<text:s/>это выбор. Даже тот, который ты не делаешь.</text:p>
      <text:p text:style-name="P101">Он встал и пошёл. Оглянулся через несколько шагов<text:s/>-<text:s/>под Древом никого не было. Только серебристый ствол и переплетённые ветви.</text:p>
      <text:p text:style-name="P102"/>
      <text:p text:style-name="P103">IV</text:p>
      <text:p text:style-name="P104"/>
      <text:soft-page-break/>
      <text:p text:style-name="P105">Тропа привела его к развилке. Здесь их было особенно много<text:s/>-<text:s/>десятки, сотни, они перекрещивались, расходились, сходились вновь, образуя сложный узор, от которого начинала кружиться голова.</text:p>
      <text:p text:style-name="P106">-<text:s/>Эй, живой!<text:s/>-<text:s/>окликнули его.</text:p>
      <text:p text:style-name="P107">На переплетении двух троп сидела девушка. Короткие светлые волосы, ярко-синие глаза, лёгкий кожаный доспех, весь в карманах и ремешках. В руках она чистила кинжал куском светящейся ткани.</text:p>
      <text:p text:style-name="P108">-<text:s/>Велария,<text:s/>-<text:s/>представилась она, спрыгивая вниз.<text:s/>-<text:s/>Ловец снов. А ты, я смотрю, свежий. Не размытый. Давно здесь?</text:p>
      <text:p text:style-name="P109">-<text:s/>Не знаю. Может, день. Может, год.</text:p>
      <text:p text:style-name="P110">-<text:s/>О, это наш клиент!<text:s/>-<text:s/>рассмеялась она.<text:s/>-<text:s/>Время здесь вообще штука скользкая. Я сама уже сбилась со счёту. Третий месяц, кажется. Или третий год. Какая разница?</text:p>
      <text:p text:style-name="P111">-<text:s/>Ты что-то ищешь?<text:s/>-<text:s/>Она прищурилась, оценивая его.</text:p>
      <text:p text:style-name="P112">-<text:s/>А ты наблюдательный. Да, ищу. Сон Творца. Слышал такое?</text:p>
      <text:p text:style-name="P113">-<text:s/>Нет.</text:p>
      <text:p text:style-name="P114">-<text:s/>Ну конечно, откуда. Легенда. Говорят, в глубине Сада, на самой старой тропе, спит тот, кто видел первый сон этого мира. Представляешь? Если его найти, можно узнать, зачем всё это,<text:s/>-<text:s/>она обвела рукой Сад,<text:s/>-<text:s/>вообще существует.</text:p>
      <text:p text:style-name="P115">-<text:s/>И ты надеешься его найти?</text:p>
      <text:p text:style-name="P116">-<text:s/>Надеюсь?<text:s/>-<text:s/>она фыркнула.<text:s/>-<text:s/>Я его уже почти нашла. Чувствую здесь,<text:s/>-<text:s/>она приложила руку к груди.<text:s/>-<text:s/>Он где-то рядом. Хочешь со мной? Вдвоём веселее.</text:p>
      <text:p text:style-name="P117">Он задумался. Предложение звучало заманчиво.</text:p>
      <text:p text:style-name="P118">-<text:s/>А не боишься, что этот сон опасен?</text:p>
      <text:p text:style-name="P119">-<text:s/>Опасно здесь всё,<text:s/>-<text:s/>пожала плечами Велария.<text:s/>-<text:s/>Тропы, цветы, даже тишина. Но без риска не бывает добычи. И потом...<text:s/>-<text:s/>она вдруг стала серьёзной.<text:s/></text:p>
      <text:p text:style-name="P120">-<text:s/>Я чувствую, что этот сон ищет не меня. Он ждёт кого-то другого. Может быть, тебя?</text:p>
      <text:p text:style-name="P121">-<text:s/>Почему меня?</text:p>
      <text:p text:style-name="P122">-<text:s/>Не знаю. Просто предчувствие. У нас, ловцов, это профессиональное. Ладно, думай. А я пойду. Если надумаешь<text:s/>-<text:s/>догоняй. Я буду на западных тропах, там, где цветы пахнут грозой.</text:p>
      <text:soft-page-break/>
      <text:p text:style-name="P123">Она махнула рукой и исчезла за поворотом. Он постоял, глядя ей вслед, и двинулся дальше<text:s/>-<text:s/>но не за ней, а в другую сторону.</text:p>
      <text:p text:style-name="P124"/>
      <text:p text:style-name="P125"/>
      <text:p text:style-name="P126">V</text:p>
      <text:p text:style-name="P127"/>
      <text:p text:style-name="P128">Тропа, которую он выбрал, петляла, ныряла вниз, поднималась вверх, и вскоре он перестал понимать, где верх, а где низ. Сад жил своей жизнью: тропы переплетались, расходились, иногда одна тропа вдруг разделялась на две, и по каждой шёл кто-то<text:s/>-<text:s/>или что-то, похожее на людей, но слишком правильное, слишком гладкое.</text:p>
      <text:p text:style-name="P129">В какой-то момент он заметил, что тени стали гуще. Они не подчинялись свету<text:s/>-<text:s/>сами росли, сгущались, обретали форму. И в одной из теней проступила фигура.</text:p>
      <text:p text:style-name="P130">Человек в остатках театрального костюма. Бархат, когда-то малиновый, теперь выцвел до грязно-бурого. Позументы потускнели. На груди болталась театральная маска<text:s/>-<text:s/>одна половина смеющаяся, другая плачущая.</text:p>
      <text:p text:style-name="P131">-<text:s/>Не оглядывайся,<text:s/>-<text:s/>голос был хриплым, сиплым, с каким-то царапающим тембром.<text:s/>-<text:s/>За твоей спиной<text:s/>-<text:s/>тишина. Перед тобой<text:s/>-<text:s/>тень. Тебе решать, что страшнее.</text:p>
      <text:p text:style-name="P132">-<text:s/>Кто ты?</text:p>
      <text:p text:style-name="P133">-<text:s/>Морфес. Когда-то это имя означало «Тот, Кто Воплощает». Люди платили, чтобы смотреть на меня. Театры ломились. А потом... они освистали меня. Знаешь, что такое освистание? Это когда тысячи человек отворачиваются от тебя одновременно. Когда их внимание, которое питало тебя, вдруг иссякает. И ты остаёшься пустым.</text:p>
      <text:p text:style-name="P134">Он шагнул ближе, и путник с ужасом заметил, что у него нет зрачков<text:s/>-только чёрные провалы.</text:p>
      <text:p text:style-name="P135">-<text:s/>Не бойся. Сейчас я сыт. Был спектакль сегодня... один заблудший путник, который слишком долго смотрел на свои отражения. Он не заметил, как я подошёл. Они никогда не замечают. А ты... ты смотришь прямо в глаза. Это... приятно. И больно. Очень больно.</text:p>
      <text:p text:style-name="P136">-<text:s/>Чего ты хочешь?</text:p>
      <text:p text:style-name="P137">Морфес усмехнулся<text:s/>-<text:s/>страшно, неестественно, как клоун, забывший смыть грим.</text:p>
      <text:soft-page-break/>
      <text:p text:style-name="P138">-<text:s/>Хочу, чтобы ты запомнил меня. Не как монстра, а как того, кто когда-то умел дарить радость. Если встретишь кого-то, кто помнит моё имя... скажи ему, что я всё ещё жду аплодисментов. Хотя бы одного хлопка. Одного взгляда, который не отведут.</text:p>
      <text:p text:style-name="P139">Он начал таять, растворяться в тени.</text:p>
      <text:p text:style-name="P140">-<text:s/>Иди. И если ночью почувствуешь чей-то взгляд в затылок<text:s/>-<text:s/>знай, это просто<text:s/>ветер. Или я. Но скорее ветер.</text:p>
      <text:p text:style-name="P141">Тьма сомкнулась. Путник остался один. Только в руке у него оказался пожелтевший театральный билетик с именем «Морфес» и датой<text:s/>-<text:s/>тридцать лет назад.</text:p>
      <text:p text:style-name="P142">Он спрятал билетик в карман и пошёл дальше.</text:p>
      <text:p text:style-name="P143"/>
      <text:p text:style-name="P144"/>
      <text:p text:style-name="P145">VI</text:p>
      <text:p text:style-name="P146"/>
      <text:p text:style-name="P147">Тропы привели его на поляну, заваленную книгами. Они лежали повсюду: на камнях, на траве, на складном стульчике, на котором сидел сутулый человек в огромных очках и что-то быстро писал<text:s/>в толстый фолиант.</text:p>
      <text:p text:style-name="P148">-<text:s/>А! Ещё один!<text:s/>-<text:s/>воскликнул он, заметив путника.<text:s/>-<text:s/>Прекрасно, прекрасно! Подожди секунду, только допишу мысль... корреляция между углом наклона тропы и частотой появления альтернативных версий...</text:p>
      <text:p text:style-name="P149">Он чиркнул пером и только потом отложил его.</text:p>
      <text:p text:style-name="P150">-<text:s/>Солен. Старший архивариус Некрополиса, временно прикомандирован к Саду. Три года, четыре месяца и... пятнадцать дней здесь. Изучаю, классифицирую, записываю. Вы, я вижу, свежий. Позволите замерить вашу плотность реальности?</text:p>
      <text:p text:style-name="P151">-<text:s/>Зачем?</text:p>
      <text:p text:style-name="P152">-<text:s/>Для науки!<text:s/>-<text:s/>глаза старика загорелись.<text:s/>-<text:s/>Понимаете, здесь, в Саду, плотность реальности напрямую зависит от того, насколько человек помнит себя. Если забудет<text:s/>-<text:s/>станет как те.</text:p>
      <text:p text:style-name="P153">Он махнул рукой в сторону, где между тропами бродили полупрозрачные фигуры.</text:p>
      <text:p text:style-name="P154">-<text:s/>И что вы надеетесь найти?</text:p>
      <text:soft-page-break/>
      <text:p text:style-name="P155">-<text:s/>Истину! Сад<text:s/>-<text:s/>уникальная лаборатория. Здесь каждый выбор ветвит реальность. Я уже описал двадцать семь версий самого себя. Каждая утверждает, что она<text:s/>-<text:s/>настоящий Солен. Забавно, правда?</text:p>
      <text:p text:style-name="P156">-<text:s/>А вы не боитесь, что однажды не отличите себя от них?</text:p>
      <text:p text:style-name="P157">Солен поправил очки и вдруг стал серьёзным.</text:p>
      <text:p text:style-name="P158">-<text:s/>Боюсь. Каждый день боюсь. Но пока я боюсь<text:s/>-<text:s/>я существую. Страх<text:s/>-<text:s/>это якорь. Слабее любви,<text:s/>слабее надежды, но тоже держит.</text:p>
      <text:p text:style-name="P159">Он протянул путнику тонкую тетрадку.</text:p>
      <text:p text:style-name="P160">-<text:s/>Возьмите. Мой краткий путеводитель. Там всё: как не заблудиться, как отличить себя от двойника, какие цветы можно есть. Бесплатно. Некрополис спонсирует просвещение масс.</text:p>
      <text:p text:style-name="P161">Путник взял тетрадку, поблагодарил и пошёл дальше.</text:p>
      <text:p text:style-name="P162"/>
      <text:p text:style-name="P163"/>
      <text:p text:style-name="P164">Часть третья. ТОТ, КТО НЕ ВЫБРАЛ.</text:p>
      <text:p text:style-name="P165"/>
      <text:p text:style-name="P166">VII</text:p>
      <text:p text:style-name="P167"/>
      <text:p text:style-name="P168">Теперь он знал, куда идти. Путеводитель Солена помогал ориентироваться: «Тропа, устланная серебристым мхом, ведёт к выходу», «Красные цветы показывают прошлое, синие<text:s/>-<text:s/>будущее», «Если встретил<text:s/>себя<text:s/>-<text:s/>не заговаривай первым».</text:p>
      <text:p text:style-name="P169">Он шёл долго, сверяясь с записями, но в какой-то момент понял, что тетрадка перестала помогать. Тропы менялись быстрее, чем он успевал читать. Мох на одних был серебристым, но вёл не к выходу, а в тупик. Цветы на других были синими, но показывали не будущее, а какую-то чужую память.</text:p>
      <text:p text:style-name="P170">Он заблудился окончательно.</text:p>
      <text:p text:style-name="P171">Вокруг были только тропы, переплетённые в бесконечный узор. Ни Древа, ни Лираль, никого. Тишина давила, становилась плотной, почти осязаемой.</text:p>
      <text:p text:style-name="P172">И тогда он увидел цветок.</text:p>
      <text:p text:style-name="P173">Он рос прямо посередине тропы, по которой он шёл. Один-единственный. Белый. Как первый снег. Как свет в темноте. Лепестки его светились мягко и ровно.</text:p>
      <text:soft-page-break/>
      <text:p text:style-name="P174">-<text:s/>Белый,<text:s/>-<text:s/>прошептал он.<text:s/>-<text:s/>Самый редкий.</text:p>
      <text:p text:style-name="P175">Он опустился на колени. Цветок пульсировал в такт его сердцу, и вдруг он понял, что слышит не сердце<text:s/>-<text:s/>это цветок звал его.</text:p>
      <text:p text:style-name="P176">Он протянул руку и коснулся лепестков.</text:p>
      <text:p text:style-name="P177">Мир взорвался образами.</text:p>
      <text:p text:style-name="P178">Он увидел себя<text:s/>-<text:s/>множество себя, бесконечную вереницу себя, расходящуюся во все стороны, как тропы Сада. Вот он, который сказал «да» там, где он сказал «нет». Вот он, который остался в городе, не пошёл в лес, не встретил проводников, не забрёл в Сад. Вот он, который выбрал другую профессию, другую жену, другую жизнь. Вот он, который умер молодым. Вот он, который живёт счастливо. Вот он, который никогда не рождался.</text:p>
      <text:p text:style-name="P179">И все они смотрели на него.</text:p>
      <text:p text:style-name="P180">-<text:s/>Мы все<text:s/>-<text:s/>это ты,<text:s/>-<text:s/>услышал он. Голос шёл отовсюду и ниоткуда.<text:s/>-<text:s/>И все мы хотим, чтобы ты был счастлив. Не важно, какую тропу выберешь. Важно, чтобы<text:s/>шёл по ней с открытым сердцем.</text:p>
      <text:p text:style-name="P181">-<text:s/>Но как мне выбрать?<text:s/>-<text:s/>крикнул он.<text:s/>-<text:s/>Их слишком много!</text:p>
      <text:p text:style-name="P182">-<text:s/>Выбирать не надо,<text:s/>-<text:s/>ответил голос.<text:s/>-<text:s/>Надо идти. Выбор уже сделан. В тот миг, когда ты шагнул в Сад, ты уже выбрал эту тропу. Все остальные<text:s/>-<text:s/>только тени.</text:p>
      <text:p text:style-name="P183">-<text:s/>Тогда зачем они?</text:p>
      <text:p text:style-name="P184">-<text:s/>Чтобы ты знал: ты мог быть другим.<text:s/>Чтобы ценил того, кто ты есть.</text:p>
      <text:p text:style-name="P185">Цветок осыпался белыми лепестками. Они закружились в воздухе, и каждый лепесток указывал путь. Но все<text:s/>-<text:s/>в разные стороны.</text:p>
      <text:p text:style-name="P186">-<text:s/>Иди за тем, который светит<text:s/>ярче,<text:s/>-<text:s/>шепнул голос, затихая.</text:p>
      <text:p text:style-name="P187">Он посмотрел. Один лепесток светился ярче других. Он повернулся и пошёл за ним</text:p>
      <text:p text:style-name="P188">VIII</text:p>
      <text:p text:style-name="P189"/>
      <text:p text:style-name="P190">Лепесток привёл его к Вратам.</text:p>
      <text:p text:style-name="P191">Тем самым, через которые он вошёл. Две переплетённые тропы, сходящиеся аркой. Тот же мягкий голубоватый свет.<text:s/>Та же тишина, густая и полная.</text:p>
      <text:p text:style-name="P192">У Врат стояла Лираль.</text:p>
      <text:soft-page-break/>
      <text:p text:style-name="P193">-<text:s/>Ты вернулся,<text:s/>-<text:s/>улыбнулась она.<text:s/>-<text:s/>Я знала, что вернёшься.</text:p>
      <text:p text:style-name="P194">-<text:s/>Откуда?</text:p>
      <text:p text:style-name="P195">-<text:s/>Потому что ты выбрал не смотреть в цветы, а слушать себя. Это<text:s/>единственный правильный выбор.</text:p>
      <text:p text:style-name="P196">-<text:s/>Но я не выбирал. Я просто шёл.</text:p>
      <text:p text:style-name="P197">-<text:s/>Это и есть выбор, — она покачала головой.<text:s/>-<text:s/>Самый трудный. Не выбирать, а довериться пути.</text:p>
      <text:p text:style-name="P198">Он оглянулся на Сад. Тропы всё так же переплетались в вышине, цветы мерцали, где-то вдали виднелось серебристое Древо. И он вдруг понял, что не хочет уходить.</text:p>
      <text:p text:style-name="P199">-<text:s/>Я могу остаться?</text:p>
      <text:p text:style-name="P200">-<text:s/>Можешь,<text:s/>-<text:s/>кивнула Лираль.<text:s/>-<text:s/>Но тогда ты станешь одним из нас. Будешь бродить по тропам, встречать себя, искать ответы. И никогда не найдёшь. Потому что здесь нет ответов. Есть только вопросы.</text:p>
      <text:p text:style-name="P201">-<text:s/>А там?<text:s/>-<text:s/>он кивнул за Врата.</text:p>
      <text:p text:style-name="P202">-<text:s/>Там тоже нет ответов. Но там есть жизнь. Настоящая. Со временем, которое течёт в одну сторону. С выбором, который нельзя переиграть. С болью, которая не<text:s/>становится сном. Хочешь этого?</text:p>
      <text:p text:style-name="P203">Он молчал долго. Потом кивнул.</text:p>
      <text:p text:style-name="P204">-<text:s/>Хочу.</text:p>
      <text:p text:style-name="P205">Лираль протянула ему маленький белый цветок.</text:p>
      <text:p text:style-name="P206">-<text:s/>Возьми. На память. Он будет напоминать, что выбор есть всегда. Даже когда кажется, что его нет.</text:p>
      <text:p text:style-name="P207">Он взял цветок, шагнул сквозь Врата и оказался в обычном лесу, где пели птицы и светило солнце. Тропа позади него заросла травой,<text:s/>как будто её никогда и не было.</text:p>
      <text:p text:style-name="P208">Только в руке остался белый цветок, пахнущий мёдом и дождём.</text:p>
      <text:p text:style-name="P209"/>
      <text:p text:style-name="P210"/>
      <text:p text:style-name="P211">Эпилог. ТОТ, КТО ПРИДЁТ.</text:p>
      <text:p text:style-name="P212"/>
      <text:p text:style-name="P213">Он прожил долгую жизнь. Женился, вырастил детей, состарился. Иногда по ночам ему снился Сад<text:s/>-<text:s/>тропы, переплетённые в вышине, серебристое<text:s/><text:soft-page-break/>Древо, Лираль с разноцветными глазами. Просыпаясь, он сжимал в руке засохший белый цветок, который хранил все эти годы, и улыбался.</text:p>
      <text:p text:style-name="P214">Перед смертью он позвал младшего сына.</text:p>
      <text:p text:style-name="P215">-<text:s/>Возьми,<text:s/>-<text:s/>сказал он, протягивая цветок.<text:s/>-<text:s/>Это память о месте, где я был однажды. Там нет времени, нет смерти, нет выбора. Только тропы. Много троп. И если однажды ты забредёшь в лес, где деревья отливают серебром, а листья шелестят сами по себе... иди на свет. Может быть, ты увидишь Врата.</text:p>
      <text:p text:style-name="P216">-<text:s/>А что мне там делать, отец?<text:s/>-<text:s/>спросил сын.</text:p>
      <text:p text:style-name="P217">-<text:s/>Искать,<text:s/>-<text:s/>ответил старик.<text:s/>-<text:s/>Или не искать. Не знаю. Каждый сам решает.</text:p>
      <text:p text:style-name="P218">Он закрыл глаза и уснул последним сном.</text:p>
      <text:p text:style-name="P219">А сын остался стоять с белым цветком в руке, глядя на лес за окном. Лес был обычным, тёмным, но где-то в глубине ему почудился слабый серебристый отсвет.</text:p>
      <text:p text:style-name="P220">Он спрятал<text:s/>цветок в карман и пошёл в дом.</text:p>
      <text:p text:style-name="P221">Но ночью ему приснился Сад и<text:s/>Тропы, которые ждали<text:s/>его.</text:p>
      <text:p text:style-name="P222"><text:span text:style-name="T223">Конец</text:span><text:span text:style-name="T22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n</meta:initial-creator>
    <dc:creator>Roman</dc:creator>
    <meta:creation-date>2026-03-11T09:29:00Z</meta:creation-date>
    <dc:date>2026-03-11T09:29:00Z</dc:date>
    <meta:template xlink:href="Normal" xlink:type="simple"/>
    <meta:editing-cycles>2</meta:editing-cycles>
    <meta:editing-duration>PT180S</meta:editing-duration>
    <meta:document-statistic meta:page-count="13" meta:paragraph-count="39" meta:word-count="2974" meta:character-count="19887" meta:row-count="141" meta:non-whitespace-character-count="16952"/>
  </office:meta>
</office:document-meta>
</file>